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pFieldDocCollector.topDoc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pFieldDocCollector.TopFieldDocCollector( IndexReader reader , Sort sort , int numH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FieldDocCollector.collect( int doc , float scor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